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0d3a0" officeooo:paragraph-rsid="0010d3a0"/>
    </style:style>
    <style:style style:name="P2" style:family="paragraph" style:parent-style-name="Standard">
      <style:text-properties officeooo:rsid="0000f950" officeooo:paragraph-rsid="0000f950"/>
    </style:style>
    <style:style style:name="P3" style:family="paragraph" style:parent-style-name="Standard">
      <style:text-properties officeooo:rsid="0000f950" officeooo:paragraph-rsid="000f43f4"/>
    </style:style>
    <style:style style:name="P4" style:family="paragraph" style:parent-style-name="Standard">
      <style:text-properties officeooo:rsid="0000f950" officeooo:paragraph-rsid="00142984"/>
    </style:style>
    <style:style style:name="P5" style:family="paragraph" style:parent-style-name="Standard">
      <style:text-properties fo:font-weight="bold" officeooo:rsid="0000f950" officeooo:paragraph-rsid="0000f950" style:font-weight-asian="bold" style:font-weight-complex="bold"/>
    </style:style>
    <style:style style:name="P6" style:family="paragraph" style:parent-style-name="Standard">
      <style:text-properties fo:font-weight="bold" officeooo:rsid="0003242a" officeooo:paragraph-rsid="0003242a" style:font-weight-asian="bold" style:font-weight-complex="bold"/>
    </style:style>
    <style:style style:name="P7" style:family="paragraph" style:parent-style-name="Standard">
      <style:text-properties fo:font-weight="bold" officeooo:rsid="0010d3a0" officeooo:paragraph-rsid="0010d3a0" style:font-weight-asian="bold" style:font-weight-complex="bold"/>
    </style:style>
    <style:style style:name="P8" style:family="paragraph" style:parent-style-name="Standard">
      <style:text-properties style:text-underline-style="solid" style:text-underline-width="auto" style:text-underline-color="font-color" fo:font-weight="normal" officeooo:rsid="00051e4b" officeooo:paragraph-rsid="00051e4b" style:font-weight-asian="normal" style:font-weight-complex="normal"/>
    </style:style>
    <style:style style:name="P9" style:family="paragraph" style:parent-style-name="Standard">
      <style:text-properties style:text-underline-style="none" fo:font-weight="bold" officeooo:rsid="0008cee6" officeooo:paragraph-rsid="0008cee6" style:font-weight-asian="bold" style:font-weight-complex="bold"/>
    </style:style>
    <style:style style:name="P10" style:family="paragraph" style:parent-style-name="Standard">
      <style:text-properties style:text-underline-style="none" fo:font-weight="bold" officeooo:rsid="0008cee6" officeooo:paragraph-rsid="0012d21d" style:font-weight-asian="bold" style:font-weight-complex="bold"/>
    </style:style>
    <style:style style:name="P11" style:family="paragraph" style:parent-style-name="Standard">
      <style:text-properties style:text-underline-style="none" fo:font-weight="bold" officeooo:rsid="0006ca7d" officeooo:paragraph-rsid="0006ca7d" style:font-weight-asian="bold" style:font-weight-complex="bold"/>
    </style:style>
    <style:style style:name="P12" style:family="paragraph" style:parent-style-name="Standard">
      <style:text-properties style:text-underline-style="none" fo:font-weight="bold" officeooo:rsid="0006ca7d" officeooo:paragraph-rsid="00144b5b" style:font-weight-asian="bold" style:font-weight-complex="bold"/>
    </style:style>
    <style:style style:name="P13" style:family="paragraph" style:parent-style-name="Standard">
      <style:text-properties style:text-underline-style="none" fo:font-weight="bold" officeooo:rsid="00098c06" officeooo:paragraph-rsid="00098c06" style:font-weight-asian="bold" style:font-weight-complex="bold"/>
    </style:style>
    <style:style style:name="P14" style:family="paragraph" style:parent-style-name="Standard">
      <style:text-properties style:text-underline-style="none" fo:font-weight="bold" officeooo:rsid="00098c06" officeooo:paragraph-rsid="000dea2e" style:font-weight-asian="bold" style:font-weight-complex="bold"/>
    </style:style>
    <style:style style:name="P15" style:family="paragraph" style:parent-style-name="Standard">
      <style:text-properties style:text-underline-style="none" fo:font-weight="normal" officeooo:rsid="00051e4b" officeooo:paragraph-rsid="00051e4b" style:font-weight-asian="normal" style:font-weight-complex="normal"/>
    </style:style>
    <style:style style:name="P16" style:family="paragraph" style:parent-style-name="Standard">
      <style:text-properties style:text-underline-style="none" fo:font-weight="normal" officeooo:rsid="0006ca7d" officeooo:paragraph-rsid="0006ca7d" style:font-weight-asian="normal" style:font-weight-complex="normal"/>
    </style:style>
    <style:style style:name="P17" style:family="paragraph" style:parent-style-name="Standard">
      <style:text-properties style:text-underline-style="none" fo:font-weight="normal" officeooo:rsid="00098c06" officeooo:paragraph-rsid="0008cee6" style:font-weight-asian="normal" style:font-weight-complex="normal"/>
    </style:style>
    <style:style style:name="P18" style:family="paragraph" style:parent-style-name="Standard">
      <style:text-properties style:text-underline-style="none" fo:font-weight="normal" officeooo:rsid="000d8ee2" officeooo:paragraph-rsid="000d8ee2" style:font-weight-asian="normal" style:font-weight-complex="normal"/>
    </style:style>
    <style:style style:name="P19" style:family="paragraph" style:parent-style-name="Standard">
      <style:text-properties style:text-underline-style="none" fo:font-weight="normal" officeooo:rsid="000f09d3" officeooo:paragraph-rsid="000dea2e" style:font-weight-asian="normal" style:font-weight-complex="normal"/>
    </style:style>
    <style:style style:name="P20" style:family="paragraph" style:parent-style-name="Standard">
      <style:text-properties fo:font-weight="normal" officeooo:rsid="0008cee6" officeooo:paragraph-rsid="0008cee6" style:font-weight-asian="normal" style:font-weight-complex="normal"/>
    </style:style>
    <style:style style:name="P21" style:family="paragraph" style:parent-style-name="Standard">
      <style:text-properties fo:font-weight="normal" officeooo:rsid="00051e4b" officeooo:paragraph-rsid="00098c06" style:font-weight-asian="normal" style:font-weight-complex="normal"/>
    </style:style>
    <style:style style:name="P22" style:family="paragraph" style:parent-style-name="Standard">
      <style:text-properties fo:font-weight="normal" officeooo:rsid="0010d3a0" officeooo:paragraph-rsid="0010d3a0" style:font-weight-asian="normal" style:font-weight-complex="normal"/>
    </style:style>
    <style:style style:name="P23" style:family="paragraph" style:parent-style-name="Standard">
      <style:text-properties fo:font-weight="bold" officeooo:rsid="00179dbc" officeooo:paragraph-rsid="00179dbc" style:font-weight-asian="bold" style:font-weight-complex="bold"/>
    </style:style>
    <style:style style:name="P24" style:family="paragraph" style:parent-style-name="Standard">
      <style:text-properties fo:font-weight="normal" officeooo:rsid="00179dbc" officeooo:paragraph-rsid="0000f95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1e4b" style:font-weight-asian="normal" style:font-weight-complex="normal"/>
    </style:style>
    <style:style style:name="T3" style:family="text">
      <style:text-properties fo:font-weight="normal" officeooo:rsid="00098c06" style:font-weight-asian="normal" style:font-weight-complex="normal"/>
    </style:style>
    <style:style style:name="T4" style:family="text">
      <style:text-properties fo:font-weight="normal" officeooo:rsid="000d8ee2" style:font-weight-asian="normal" style:font-weight-complex="normal"/>
    </style:style>
    <style:style style:name="T5" style:family="text">
      <style:text-properties fo:font-weight="normal" officeooo:rsid="000dea2e" style:font-weight-asian="normal" style:font-weight-complex="normal"/>
    </style:style>
    <style:style style:name="T6" style:family="text">
      <style:text-properties fo:font-weight="normal" officeooo:rsid="000f09d3" style:font-weight-asian="normal" style:font-weight-complex="normal"/>
    </style:style>
    <style:style style:name="T7" style:family="text">
      <style:text-properties fo:font-weight="normal" officeooo:rsid="0012d21d" style:font-weight-asian="normal" style:font-weight-complex="normal"/>
    </style:style>
    <style:style style:name="T8" style:family="text">
      <style:text-properties fo:font-weight="normal" officeooo:rsid="00144b5b" style:font-weight-asian="normal" style:font-weight-complex="normal"/>
    </style:style>
    <style:style style:name="T9" style:family="text">
      <style:text-properties fo:font-weight="normal" officeooo:rsid="00192556" style:font-weight-asian="normal" style:font-weight-complex="normal"/>
    </style:style>
    <style:style style:name="T10" style:family="text">
      <style:text-properties fo:font-style="italic" style:text-underline-style="solid" style:text-underline-width="auto" style:text-underline-color="font-color" fo:font-weight="normal" officeooo:rsid="000d8ee2" style:font-style-asian="italic" style:font-weight-asian="normal" style:font-style-complex="italic" style:font-weight-complex="normal"/>
    </style:style>
    <style:style style:name="T11" style:family="text">
      <style:text-properties fo:font-style="normal" fo:font-weight="normal" officeooo:rsid="000d8ee2" style:font-style-asian="normal" style:font-weight-asian="normal" style:font-style-complex="normal" style:font-weight-complex="normal"/>
    </style:style>
    <style:style style:name="T12" style:family="text">
      <style:text-properties fo:font-style="normal" fo:font-weight="normal" officeooo:rsid="00144b5b" style:font-style-asian="normal" style:font-weight-asian="normal" style:font-style-complex="normal" style:font-weight-complex="normal"/>
    </style:style>
    <style:style style:name="T13" style:family="text">
      <style:text-properties officeooo:rsid="000f43f4"/>
    </style:style>
    <style:style style:name="T14" style:family="text">
      <style:text-properties officeooo:rsid="0010d3a0"/>
    </style:style>
    <style:style style:name="T15" style:family="text">
      <style:text-properties officeooo:rsid="0012d21d"/>
    </style:style>
    <style:style style:name="T16" style:family="text">
      <style:text-properties officeooo:rsid="00142984"/>
    </style:style>
    <style:style style:name="T17" style:family="text">
      <style:text-properties style:text-underline-style="solid" style:text-underline-width="auto" style:text-underline-color="font-color" officeooo:rsid="001429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ción:</text:p>
      <text:p text:style-name="P22"><text:tab/>En el siguiente documento responderemos a las preguntas propuestas en la práctica. Además, aclararemos posibles dudas que puedan surgir del código entregado.</text:p>
      <text:p text:style-name="P22"/>
      <text:p text:style-name="P7">Nota:</text:p>
      <text:p text:style-name="P20"><text:tab/>Para generar todos los ejecutables, solo se necesita <text:span text:style-name="T14">ejecutar</text:span> el comando make en el directorio codigo. Los ejecutables se generarán en este mismo directorio.</text:p>
      <text:p text:style-name="P24"/>
      <text:p text:style-name="P23">Documentación:</text:p>
      <text:p text:style-name="P23"><text:tab/><text:span text:style-name="T1">La documentación se encuentra dentro de <text:s/>la carpeta doc. </text:span><text:span text:style-name="T9">El archivo refman.pdf la tiene en el formato indicado y dentro de la carpeta html se puede abrir el archivo index.html que tiene la documentación en formato html.</text:span></text:p>
      <text:p text:style-name="P5"/>
      <text:p text:style-name="P5">Ejercicio 4:</text:p>
      <text:p text:style-name="P2"/>
      <text:p text:style-name="P2"><text:tab/>Tanto en el caso a) como en el caso b) se generan 7 procesos hijos (8 contando el proceso inicial del programa). En ambos <text:span text:style-name="T14">apartados</text:span> se puede dar <text:s/><text:span text:style-name="T14">el caso de </text:span>que queden procesos huerfanos, <text:span text:style-name="T14">sin embargo la existencia, o ausencia, de estos no será consistente, dependerá fuertemente del planificador y del orden en el que se cierren los procesos.</text:span></text:p>
      <text:p text:style-name="P3"><text:tab/>En el apartado a) se dará muy a menudo ya que no espera a que ningun proceso hijo cierre para finalizar. <text:span text:style-name="T13">Podemos comprobarlo con la ejecución del ejercicio: como el ejercicio nos pide imprimir para cada hijo su ppid, y nosotros hemos añadido la impresión de los pid de los padres, sabemos que serán hijos huérfanos aquellos cuyo ppid no se encuentre entre los pid que los padres imprimen. Con esto llegábamos a que extistía cierto proceso (no siempre el mismo, en todas las ejecuciones de un día fue 1518, en todas las de otro día fue 1485) lanzado por init que recogía todos los procesos que quedaban huérfanos.</text:span></text:p>
      <text:p text:style-name="P4">Por otro lado, en el apartad<text:span text:style-name="T15">o</text:span> b) <text:span text:style-name="T16">cada uno de los procesos lanzados ejecuta un sólo wait. Esto está bien para los últimos hijos que se crean (cuyo wait es inútil, ya que no tienen nadie a quien esperar), y para sus padres, que sólo tienen un hijo (por lo cual ejecutar un sólo wait es suficiente). A partir de ahí, sus antecesores tienen 2, 3, 4 ,… o más hijos (NUM_PROC como el máximo, éste es el número de hijos que tiene el proceso que ejecuta el primer fork), y de todos estos hijos sólo uno de ellos es waiteado. Por tanto, a no ser que dé la casualidad de que todos los hijos se ejecutan antes que el padre, encontraremos procesos huérfanos. Con números bajos de NUM_PROC es más difícil detectarlos (si como máximo tienes dos hijos, basta con que uno de ellos se ejecute antes que el padre para que no encontremos huérfanos; si tienes 20 hijos, es muy poco probable que 19 de ellos se ejecuten antes que el padre). Así, aumentando NUM _PROC y con el mismo método que en el apartado a), </text:span><text:span text:style-name="T17">podremos</text:span><text:span text:style-name="T16"> detectar los procesos huérfanos.</text:span></text:p>
      <text:p text:style-name="P2"/>
      <text:p text:style-name="P6">Ejercicio 5:</text:p>
      <text:p text:style-name="P6"/>
      <text:p text:style-name="P8">Apartado a:</text:p>
      <text:p text:style-name="P6"><text:tab/><text:span text:style-name="T1">Para que cada proceso tuviera un único hijo tuvimos que agregar la condicion al bucle de que un proceso no tuviera hijos para mantenerse en el. </text:span><text:span text:style-name="T2">Luego agregamos un wait(NULL) con el que nos asegurasemos de que cada proceso esperase a su hijo para cerrarse.</text:span></text:p>
      <text:p text:style-name="P21"><text:soft-page-break/><text:tab/>Podemos ver al ejecutar el programa como cada proceso que imprime su pid, tiene como padre el pid del proceso anterior debido a la ejecución secuencial. </text:p>
      <text:p text:style-name="P21"/>
      <text:p text:style-name="P8">Apartado b:</text:p>
      <text:p text:style-name="P15"><text:tab/>Ahora para mantenerse en el bucle agregamos la condición de que el proceso sea un proceso padre. Vamos creando los procesos hijos y los cerramos según se vaya imprimiendo su información.</text:p>
      <text:p text:style-name="P16">Además, en el programa agregamos 3 waits(NULL) al final, de modo que <text:span text:style-name="T15">el proceso padre</text:span> tenga que esperar a que los tres hijos creados finalicen antes de cerrar<text:span text:style-name="T15">se</text:span>. </text:p>
      <text:p text:style-name="P15"><text:tab/>Vemos que, en efecto, los tres procesos creados tienen el mismo padre, que sería el proceso inicial del programa.</text:p>
      <text:p text:style-name="P15"/>
      <text:p text:style-name="P11">Ejercicio 6:</text:p>
      <text:p text:style-name="P12"><text:tab/><text:span text:style-name="T5">E</text:span><text:span text:style-name="T4">l proceso padre NO puede acceder a la cadena del hijo. Esto ocurre porque la llamada a fork, al crear un nuevo proceso, otorga al hijo una </text:span><text:span text:style-name="T10">copia</text:span><text:span text:style-name="T11"> del bloque de datos del proceso padre, es decir: los dos procesos tiene <text:s/>acceso a una cadena, pero ésta no es la misma: </text:span><text:span text:style-name="T12">el fork ha hecho que el proceso hijo tenga su propio espacio de memoria con otra cadena dentro</text:span><text:span text:style-name="T11">. Por esta razón debemos liberar la cadena tanto en el proceso padre como en el hijo, si queremos evitar fugas de memoria.</text:span></text:p>
      <text:p text:style-name="P12"><text:span text:style-name="T11"><text:tab/></text:span><text:span text:style-name="T12">Intentamos comprobar si realmente las dos cadenas estaban en dos lugares diferentes en memoria imprimiendo su dirección con %p; sin embargo, este dato era igual para ambas cadenas: se debía a que %p estaba imprimiendo su posición en memoria virtual, que era igual en ambas, no su posición real.</text:span></text:p>
      <text:p text:style-name="P18"><text:tab/></text:p>
      <text:p text:style-name="P9">Ejercicio 8:</text:p>
      <text:p text:style-name="P10"><text:span text:style-name="T1"><text:tab/></text:span><text:span text:style-name="T7">Se pudo comprobar su correcto funcionamiento ejecutando diferentes programas pasados como argumentos.</text:span><text:span text:style-name="T1"> </text:span><text:span text:style-name="T3">Es importante tener en cuenta que para ejecutar comandos del PATH se tiene que usar los flags -lp </text:span><text:span text:style-name="T7">ó</text:span><text:span text:style-name="T3"> -vp, ya que son estos los que ejecutan el código pertinente para los comandos. </text:span><text:span text:style-name="T7">En caso de que se ejecute con flags -l ó -v tiene que darse el path completo hasta el ejecutable (ó el relativo desde donde se ejecuta el programa).</text:span></text:p>
      <text:p text:style-name="P17"/>
      <text:p text:style-name="P13">Ejercicio 9:</text:p>
      <text:p text:style-name="P13"><text:tab/><text:span text:style-name="T6">NOTA: en el enunciado nos resultaba ambiguo, pero entendimos que cada operación se realizaba con los mismos dos operandos que el padre <text:s/>pedía al principio del main, y que no debíamos pedir nuevos operandos para cada operación. La implementación refleja est</text:span><text:span text:style-name="T8">a decisión</text:span><text:span text:style-name="T6">.</text:span></text:p>
      <text:p text:style-name="P14"><text:tab/><text:span text:style-name="T5">Para este ejercicio hemos optado por crear dos “grupos” (arrays) de tuberías: fd1 (escribe padre – lee hijo) y fd2 (escribe hijo – lee padre). A su vez, cada array contiene 4 tuberías (una por operación).</text:span></text:p>
      <text:p text:style-name="P14"><text:span text:style-name="T5"><text:tab/></text:span><text:span text:style-name="T6">De manera secuencial, hacemos un fork para cada operación, haciendo que el padre espere al hijo correspondiente antes de </text:span><text:span text:style-name="T8">ejecutar</text:span><text:span text:style-name="T6"> el siguiente fork.</text:span></text:p>
      <text:p text:style-name="P19"><text:tab/>El padre escribe en todos los casos en la tubería los dos operandos que ha pedido por pantalla al principio del main. El hijo los <text:s/>lee, y escribe el resultado correspondiente en la otra tubería, que es leída e impresa por el pa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d3a0" officeooo:paragraph-rsid="0010d3a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upo : 2202</text:p>
        <text:p text:style-name="MP1">Asignatura : Sistemas operativos</text:p>
        <text:p text:style-name="MP1">Alumnos : Lucía Asencio y Rodrigo De Poo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5:32:57.580121178</meta:creation-date>
    <dc:date>2017-03-02T20:51:26.735935314</dc:date>
    <meta:editing-duration>PT2H41M31S</meta:editing-duration>
    <meta:editing-cycles>12</meta:editing-cycles>
    <meta:generator>LibreOffice/5.1.6.2$Linux_X86_64 LibreOffice_project/10m0$Build-2</meta:generator>
    <meta:document-statistic meta:table-count="0" meta:image-count="0" meta:object-count="0" meta:page-count="2" meta:paragraph-count="32" meta:word-count="982" meta:character-count="5659" meta:non-whitespace-character-count="4682"/>
  </office:meta>
</office:document-meta>
</file>